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6cm" fo:min-width="14.25cm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75cm" svg:height="6.25cm" svg:x="2cm" svg:y="3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1cm" svg:x="13.75cm" svg:y="8.5cm">
          <draw:text-box>
            <text:p>entrepô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5:22:34.678705307</meta:creation-date>
    <dc:date>2024-03-06T15:27:48.579684318</dc:date>
    <meta:editing-duration>PT5M14S</meta:editing-duration>
    <meta:editing-cycles>1</meta:editing-cycles>
    <meta:document-statistic meta:object-count="2"/>
    <meta:generator>LibreOffice/7.3.7.2$Linux_X86_64 LibreOffice_project/30$Build-2</meta:generator>
  </office:meta>
</office:document-meta>
</file>